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0 min präsi</text:p>
      <text:p text:style-name="Standard">20 min folien</text:p>
      <text:p text:style-name="Standard">15 min diskussion</text:p>
      <text:p text:style-name="Standard">15 min erfrischung</text:p>
      <text:p text:style-name="Standard"/>
      <text:p text:style-name="Standard">vorschläge:</text:p>
      <text:p text:style-name="Standard">related work (einleitung)</text:p>
      <text:p text:style-name="Standard">evaluation (mit aussagekräftigen Graphen)</text:p>
      <text:p text:style-name="Standard">uppaal mit zu modellierung</text:p>
      <text:p text:style-name="Standard">Warum ist mein Problem überhaupt ein Problem, warum gibt es das<text:s/>noch nicht?</text:p>
      <text:p text:style-name="Standard">Was sind die Probleme bei meinem System?</text:p>
      <text:p text:style-name="Standard">Wie habe ich gearbeitet (bei Vorstellung des Systems/Präsi), lessons learned, evaluation</text:p>
      <text:p text:style-name="Standard"/>
      <text:p text:style-name="Standard">Koordinator erfährt auslastung von workern und spawnt ggf neu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nnsen, Finn-Frederik</dc:creator>
    <meta:creation-date>2020-01-14T09:09:00Z</meta:creation-date>
    <dc:date>2020-02-01T18:38:00Z</dc:date>
    <meta:template xlink:href="Normal.dotm" xlink:type="simple"/>
    <meta:editing-cycles>3</meta:editing-cycles>
    <meta:editing-duration>PT0S</meta:editing-duration>
    <meta:document-statistic meta:page-count="1" meta:paragraph-count="1" meta:word-count="60" meta:character-count="441" meta:row-count="3" meta:non-whitespace-character-count="382"/>
  </office:meta>
</office:document-meta>
</file>